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d2a1" officeooo:paragraph-rsid="0018d2a1"/>
    </style:style>
    <style:style style:name="P2" style:family="paragraph" style:parent-style-name="Standard">
      <style:text-properties officeooo:rsid="00199e66" officeooo:paragraph-rsid="00199e66"/>
    </style:style>
    <style:style style:name="P3" style:family="paragraph" style:parent-style-name="Standard">
      <style:text-properties officeooo:rsid="0019a635" officeooo:paragraph-rsid="0019a635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 officeooo:rsid="001a5b3e" officeooo:paragraph-rsid="001a5b3e"/>
    </style:style>
    <style:style style:name="P5" style:family="paragraph" style:parent-style-name="Standard">
      <style:paragraph-properties fo:break-before="page"/>
      <style:text-properties officeooo:rsid="0019a635" officeooo:paragraph-rsid="0019a635"/>
    </style:style>
    <style:style style:name="P6" style:family="paragraph" style:parent-style-name="Standard">
      <style:paragraph-properties fo:break-before="page"/>
      <style:text-properties officeooo:rsid="001a5b3e" officeooo:paragraph-rsid="001a5b3e"/>
    </style:style>
    <style:style style:name="P7" style:family="paragraph" style:parent-style-name="Standard" style:list-style-name="L1">
      <style:text-properties officeooo:rsid="0018d2a1" officeooo:paragraph-rsid="0018d2a1"/>
    </style:style>
    <style:style style:name="P8" style:family="paragraph" style:parent-style-name="Standard" style:list-style-name="L2">
      <style:text-properties officeooo:rsid="0018d2a1" officeooo:paragraph-rsid="0018d2a1"/>
    </style:style>
    <style:style style:name="P9" style:family="paragraph" style:parent-style-name="Standard" style:list-style-name="L3">
      <style:text-properties officeooo:rsid="001a5b3e" officeooo:paragraph-rsid="001a5b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nowledge, attitude and practice of Nigerian women towards breast cancer: A cross-sectional study (Okobia, Bunker, Okonofua, &amp; Osime, 2006)</text:p>
      <text:p text:style-name="P1"/>
      <text:p text:style-name="P1">Yes / No / I don't know </text:p>
      <text:p text:style-name="P1"/>
      <text:list xml:id="list3886339980510527461" text:style-name="L1">
        <text:list-item>
          <text:p text:style-name="P7">Breast cancer is the most common cancer in women</text:p>
        </text:list-item>
        <text:list-item>
          <text:p text:style-name="P7">Breast cancer occur more commonly in old people</text:p>
        </text:list-item>
        <text:list-item>
          <text:p text:style-name="P7">Breast can be inherited</text:p>
        </text:list-item>
        <text:list-item>
          <text:p text:style-name="P7">Breast cancer is caused by evil spirits</text:p>
        </text:list-item>
        <text:list-item>
          <text:p text:style-name="P7">Breast cancer usually present as a painless breast lump</text:p>
        </text:list-item>
        <text:list-item>
          <text:p text:style-name="P7">Early diagnosis improves outcome of treatment</text:p>
        </text:list-item>
        <text:list-item>
          <text:p text:style-name="P7">Breast self examination is useful in early diagnosis</text:p>
        </text:list-item>
        <text:list-item>
          <text:p text:style-name="P7">Breast cancer is curable when detected early</text:p>
        </text:list-item>
      </text:list>
      <text:p text:style-name="P1"/>
      <text:p text:style-name="P1">Practice of breast self examination</text:p>
      <text:list xml:id="list6319249626114011866" text:style-name="L2">
        <text:list-item>
          <text:p text:style-name="P8">Frequency of practice of breast self examination</text:p>
          <text:list>
            <text:list-item>
              <text:p text:style-name="P8">Once a month<text:tab/><text:tab/></text:p>
            </text:list-item>
            <text:list-item>
              <text:p text:style-name="P8">Once in two months</text:p>
            </text:list-item>
            <text:list-item>
              <text:p text:style-name="P8">Three to five times a year</text:p>
            </text:list-item>
            <text:list-item>
              <text:p text:style-name="P8">Once or twice a year </text:p>
            </text:list-item>
          </text:list>
        </text:list-item>
        <text:list-item>
          <text:p text:style-name="P8">Source of knowledge of breast self examination</text:p>
          <text:list>
            <text:list-item>
              <text:p text:style-name="P8">From a doctor</text:p>
            </text:list-item>
            <text:list-item>
              <text:p text:style-name="P8">Publications</text:p>
            </text:list-item>
            <text:list-item>
              <text:p text:style-name="P8">Television</text:p>
            </text:list-item>
            <text:list-item>
              <text:p text:style-name="P8">Churches/religious groups</text:p>
            </text:list-item>
            <text:list-item>
              <text:p text:style-name="P8">Women organizations</text:p>
            </text:list-item>
            <text:list-item>
              <text:p text:style-name="P8">Nigerian Cancer Society programs </text:p>
            </text:list-item>
          </text:list>
        </text:list-item>
        <text:list-item>
          <text:p text:style-name="P8">Reasons for not practicing breast self examination</text:p>
          <text:list>
            <text:list-item>
              <text:p text:style-name="P8">I don't have breast problem</text:p>
            </text:list-item>
            <text:list-item>
              <text:p text:style-name="P8">I don't think I should</text:p>
            </text:list-item>
            <text:list-item>
              <text:p text:style-name="P8">I just don't feel like doing it</text:p>
            </text:list-item>
            <text:list-item>
              <text:p text:style-name="P8">I don't think I will find anything</text:p>
            </text:list-item>
            <text:list-item>
              <text:p text:style-name="P8">I leave it for doctors and nurses to do</text:p>
            </text:list-item>
            <text:list-item>
              <text:p text:style-name="P8">Carelessness</text:p>
            </text:list-item>
            <text:list-item>
              <text:p text:style-name="P8">I am not pregnant</text:p>
            </text:list-item>
            <text:list-item>
              <text:p text:style-name="P8">Laziness</text:p>
            </text:list-item>
            <text:list-item>
              <text:p text:style-name="P8">I don't know</text:p>
            </text:list-item>
          </text:list>
        </text:list-item>
        <text:list-item>
          <text:p text:style-name="P8">Practice of clinical breast examination</text:p>
          <text:list>
            <text:list-item>
              <text:p text:style-name="P8">Yes</text:p>
            </text:list-item>
            <text:list-item>
              <text:p text:style-name="P8">No</text:p>
            </text:list-item>
          </text:list>
        </text:list-item>
        <text:list-item>
          <text:p text:style-name="P8">Reasons for not practicing clinical breast examination</text:p>
          <text:list>
            <text:list-item>
              <text:p text:style-name="P8">I don't have breast problem</text:p>
            </text:list-item>
            <text:list-item>
              <text:p text:style-name="P8">I didn't know that I should</text:p>
            </text:list-item>
            <text:list-item>
              <text:p text:style-name="P8">I don't know</text:p>
            </text:list-item>
          </text:list>
        </text:list-item>
      </text:list>
      <text:p text:style-name="P5">Knowledge, attitude and practice of a Pakistani female cohort towards breast cancer (Gilani, Khurram, &amp; Zafar, 2010)</text:p>
      <text:p text:style-name="P3"/>
      <text:p text:style-name="P3">Is breast cancer hereditary?</text:p>
      <text:p text:style-name="P3">Does breast cancer risk increase with advancing age?</text:p>
      <text:p text:style-name="P3">Does breast feeding decrease risk of breast cancer?</text:p>
      <text:p text:style-name="P3">Is painless breast lump a risk factor for breast cancer?</text:p>
      <text:p text:style-name="P3">Is first childbirth at age more than 30 years a risk factor?</text:p>
      <text:p text:style-name="P3">Is nulliparity a risk factor for breast cancer?</text:p>
      <text:p text:style-name="P3">Is obesity a risk factor for breast cancer?</text:p>
      <text:p text:style-name="P3">Is menarche below 11 years a risk factor for breast cancer?</text:p>
      <text:p text:style-name="P3">Do oral contraceptive pills increase the risk of breast cancer?</text:p>
      <text:p text:style-name="P3">Is trauma to breast a risk factor of breast cancer?</text:p>
      <text:p text:style-name="P3">Is breast cancer contagious?</text:p>
      <text:p text:style-name="P3">Is breast cancer caused by magic and evil spirits?</text:p>
      <text:p text:style-name="P3">Is smoking a risk factor for breast cancer?</text:p>
      <text:p text:style-name="P3"/>
      <text:p text:style-name="P6">Breast Cancer: Knowledge, Attitudes, and Practices of Female Schoolteachers in Lagos, Nigeria (Odusanya, 2001)</text:p>
      <text:p text:style-name="P4"/>
      <text:list xml:id="list1531386190975798786" text:style-name="L3">
        <text:list-item>
          <text:p text:style-name="P9">Breast cancer is a serious disease</text:p>
        </text:list-item>
        <text:list-item>
          <text:p text:style-name="P9">Breast cancer is curable</text:p>
        </text:list-item>
        <text:list-item>
          <text:p text:style-name="P9">Attitudes if respondent develops breast cancer</text:p>
          <text:list>
            <text:list-item>
              <text:p text:style-name="P9">Be scared</text:p>
            </text:list-item>
            <text:list-item>
              <text:p text:style-name="P9">See a doctor</text:p>
            </text:list-item>
            <text:list-item>
              <text:p text:style-name="P9">Go to a prayer house</text:p>
            </text:list-item>
            <text:list-item>
              <text:p text:style-name="P9">Use traditional medicine</text:p>
            </text:list-item>
            <text:list-item>
              <text:p text:style-name="P9">Agree to a mastectomy</text:p>
            </text:list-item>
          </text:list>
        </text:list-item>
        <text:list-item>
          <text:p text:style-name="P9">Time period to see a doctor if you discover a breast lump</text:p>
          <text:list>
            <text:list-item>
              <text:p text:style-name="P9">Within 1 month</text:p>
            </text:list-item>
            <text:list-item>
              <text:p text:style-name="P9">1–3 months</text:p>
            </text:list-item>
            <text:list-item>
              <text:p text:style-name="P9">More than 3 months</text:p>
            </text:list-item>
            <text:list-item>
              <text:p text:style-name="P9">Not at al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21:13:09.977053399</meta:creation-date>
    <dc:date>2017-12-26T21:31:27.003826562</dc:date>
    <meta:editing-duration>PT13M9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3" meta:paragraph-count="68" meta:word-count="460" meta:character-count="2508" meta:non-whitespace-character-count="2162"/>
  </office:meta>
</office:document-meta>
</file>